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075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1.2791in"/>
    </style:style>
    <style:style style:name="co4" style:family="table-column">
      <style:table-column-properties fo:break-before="auto" style:column-width="1.2256in"/>
    </style:style>
    <style:style style:name="co5" style:family="table-column">
      <style:table-column-properties fo:break-before="auto" style:column-width="0.8717in"/>
    </style:style>
    <style:style style:name="co6" style:family="table-column">
      <style:table-column-properties fo:break-before="auto" style:column-width="1.0972in"/>
    </style:style>
    <style:style style:name="co7" style:family="table-column">
      <style:table-column-properties fo:break-before="auto" style:column-width="1.0543in"/>
    </style:style>
    <style:style style:name="co8" style:family="table-column">
      <style:table-column-properties fo:break-before="auto" style:column-width="0.9681in"/>
    </style:style>
    <style:style style:name="co9" style:family="table-column">
      <style:table-column-properties fo:break-before="auto" style:column-width="1.1508in"/>
    </style:style>
    <style:style style:name="co10" style:family="table-column">
      <style:table-column-properties fo:break-before="auto" style:column-width="1.2362in"/>
    </style:style>
    <style:style style:name="co11" style:family="table-column">
      <style:table-column-properties fo:break-before="auto" style:column-width="0.9791in"/>
    </style:style>
    <style:style style:name="co12" style:family="table-column">
      <style:table-column-properties fo:break-before="auto" style:column-width="1.311in"/>
    </style:style>
    <style:style style:name="co13" style:family="table-column">
      <style:table-column-properties fo:break-before="auto" style:column-width="1.4508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9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2"/>
        <table:table-column table:style-name="co7" table:default-cell-style-name="ce3"/>
        <table:table-column table:style-name="co8" table:default-cell-style-name="ce3"/>
        <table:table-column table:style-name="co9" table:default-cell-style-name="ce5"/>
        <table:table-column table:style-name="co10" table:default-cell-style-name="ce5"/>
        <table:table-column table:style-name="co11" table:default-cell-style-name="ce3"/>
        <table:table-column table:style-name="co12" table:default-cell-style-name="ce3"/>
        <table:table-column table:style-name="co13" table:default-cell-style-name="ce7"/>
        <table:table-column table:style-name="co2" table:default-cell-style-name="ce2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Dex 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mily Number</text:p>
          </table:table-cell>
          <table:table-cell office:value-type="string" calcext:value-type="string">
            <text:p>Stage Number</text:p>
          </table:table-cell>
          <table:table-cell table:style-name="Default" office:value-type="string" calcext:value-type="string">
            <text:p>In Game</text:p>
          </table:table-cell>
          <table:table-cell table:style-name="Default" office:value-type="string" calcext:value-type="string">
            <text:p>Evolve Cost</text:p>
          </table:table-cell>
          <table:table-cell table:style-name="Default" office:value-type="string" calcext:value-type="string">
            <text:p>Can Evolve</text:p>
          </table:table-cell>
          <table:table-cell table:style-name="Default" office:value-type="string" calcext:value-type="string">
            <text:p>Can Mega</text:p>
          </table:table-cell>
          <table:table-cell table:style-name="ce4" office:value-type="string" calcext:value-type="string">
            <text:p>Special Type</text:p>
          </table:table-cell>
          <table:table-cell table:style-name="ce4" office:value-type="string" calcext:value-type="string">
            <text:p>Evolution Item</text:p>
          </table:table-cell>
          <table:table-cell table:style-name="Default" office:value-type="string" calcext:value-type="string">
            <text:p>Can Trade</text:p>
          </table:table-cell>
          <table:table-cell table:style-name="Default" office:value-type="string" calcext:value-type="string">
            <text:p>Shiny Released</text:p>
          </table:table-cell>
          <table:table-cell table:style-name="Default" office:value-type="string" calcext:value-type="string">
            <text:p>Shadow Released</text:p>
          </table:table-cell>
          <table:table-cell table:style-name="Default" office:value-type="string" calcext:value-type="string">
            <text:p>Purify Cos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lbasau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vysau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nusau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mand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rmele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riza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quirt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rtort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astoi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terpi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etapo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tterfre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eed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ku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edril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idge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idgeotto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idge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attat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aticat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earow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earow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kan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rbok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kachu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ich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andshrew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andslash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idoran♀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idorina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idoqueen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idoran♂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idorino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idoking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lefairy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lefabl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ulpix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inetale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igglypuff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Wigglytuff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uba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olbat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Oddish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loom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Vileplume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ra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arasect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enona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enomoth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iglett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ugtrio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eowth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ersian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syduck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olduck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ankey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rimeap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rowlith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rcanine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oliwag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oliwhirl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oliwrath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bra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Kadabra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lakazam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achop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choke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champ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ellsprout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Weepinbell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ictreebel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entacruel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eodud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raveler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olem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onyta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apidash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lowpok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lowbro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agnemit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agneton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arfetch'd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oduo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odrio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eel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ewgong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rimer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uk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hellder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loyster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astly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Haunter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engar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Onix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rowze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ypno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Krabby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Kingler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Voltorb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lectrode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Exeggcut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Exeggutor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ubon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arowak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Hitmonle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Hitmonchan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ickitung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offing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Weezing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hyhor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Rhydon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hansey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angela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Kangaskhan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Horsea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eadra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Goldeen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eaking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taryu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tarmie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r. Mime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cyther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Jynx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Electabuzz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agmar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insir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auros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Magikarp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yarados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apras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Ditto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Eevee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Vaporeon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Jolteon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Flareon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orygon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Omanyte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Omastar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Kabuto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Kabutops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Aerodactyl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norlax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rticuno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Zapdos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Moltres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ratini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Dragonair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ragonite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Mewtwo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Legendary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ew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Mythical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hikorita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Bayleef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Meganium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yndaquil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Quilava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Typhlosion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otodile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roconaw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Feraligatr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entret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Furret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Hoothoot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Noctowl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Ledyba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Ledian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pinarak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riados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robat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hinchou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Lanturn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ichu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Cleffa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Igglybuff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Togepi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ogetic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Natu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Xatu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Mareep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Flaaffy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Ampharos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Bellossom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un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Marill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Azumarill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udowoodo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olitoed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King’s Rock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Hoppip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kiploom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Jumpluff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Aipom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unkern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unflora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un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Yanma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Woope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Quagsire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Espeon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Umbreon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Murkrow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lowking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King’s Rock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Misdreavus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Unown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Wobbuffet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irafarig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Pineco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Forretress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Dunsparce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Gliga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teelix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teel Coat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nubbull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Granbull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Qwilfish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cizo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teel Coat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huckle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Heracross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neasel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eddiursa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Ursaring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lugma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Magcargo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winub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Piloswine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orsola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Remoraid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Octillery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Delibird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Mantine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karmory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Houndour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Houndoom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Kingdra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Dragon Scal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Phanpy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Donphan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Porygon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Up-Grad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tantler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meargle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yrogue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Hitmontop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moochum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Elekid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Magby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Miltank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Blissey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Raikou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Entei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Suicu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Larvitar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Pupitar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Tyranita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Lugia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Ho-Oh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elebi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Mythical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Treecko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Grovyle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ceptile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Torchic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Combusken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Blaziken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Mudkip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Marshtomp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wampert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Poochyena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Mightyena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Zigzagoon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5,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Linoone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Wurmple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ilcoon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Beautifly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Cascoon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Dustox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Lotad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Lombre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Ludicolo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eedot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Nuzleaf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hiftry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Taillow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wellow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Wingull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Pelipper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Ralts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Kirlia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Gardevoir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Surskit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Masquerain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hroomish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Breloom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lakoth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Vigoroth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laking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Nincada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Ninjask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hedinja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Whismur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Loudred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Exploud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Makuhita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Hariyama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Azurill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Nosepass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kitty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Delcatty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ableye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Mawil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Aron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Lairon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Aggron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Meditite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Medicham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Electrike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Manectric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Plusle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Minun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Volbeat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Illumise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Roselia</text:p>
          </table:table-cell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Gulpin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Swalot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Carvanha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harpedo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Wailmer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Wailord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Numel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Camerupt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Torkoal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Spoink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Grumpig</text:p>
          </table:table-cell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Spinda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Trapinch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Vibrava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Flygon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Cacnea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Cacturne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wablu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Altaria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Zangoose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Seviper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Lunatone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olrock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Barboach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Whiscash</text:p>
          </table:table-cell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Corphish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Crawdaunt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Baltoy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Claydol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Lileep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radily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Anorith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Armaldo</text:p>
          </table:table-cell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Feebas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Milotic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Castform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Kecleon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huppet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Banette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Duskull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Dusclops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Tropius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himecho</text:p>
          </table:table-cell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Absol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Wynaut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Snorunt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Glalie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Spheal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ealeo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Walrein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lamperl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Huntail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Gorebyss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Relicanth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Luvdisc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Bagon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Shelgon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Salamence</text:p>
          </table:table-cell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Beldum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Metang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Metagross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Regirock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Regice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Registeel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Latias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Legendary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Latios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Legendary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Kyogre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Legendary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Groudon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Legendary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Rayquaza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Legendary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Jirachi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Mythical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Deoxys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Mythical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urtwig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Grotle</text:p>
          </table:table-cell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Torterra</text:p>
          </table:table-cell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Chimchar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Monferno</text:p>
          </table:table-cell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Infernape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Piplup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Prinplup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Empoleon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Starly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Staravia</text:p>
          </table:table-cell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Staraptor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Bidoof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Bibarel</text:p>
          </table:table-cell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Kricketot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Kricketune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hinx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Luxio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Luxray</text:p>
          </table:table-cell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Budew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Roserade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innoh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Cranidos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Rampardos</text:p>
          </table:table-cell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hieldon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Bastiodon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Burmy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Wormadam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Mothim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ombee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Vespiquen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Pachirisu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Buizel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Floatzel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Cherubi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herrim</text:p>
          </table:table-cell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Shellos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Gastrodon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Ambipom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innoh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Drifloon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Drifblim</text:p>
          </table:table-cell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Buneary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Lopunny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Mismagius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innoh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Honchkrow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innoh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Glameow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Purugly</text:p>
          </table:table-cell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Chingling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Stunky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Skuntank</text:p>
          </table:table-cell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Bronzor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Bronzong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Bonsly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Mime Jr.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Happiny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Chatot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Spiritomb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Gible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Gabite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Garchomp</text:p>
          </table:table-cell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Munchlax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Riolu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Lucario</text:p>
          </table:table-cell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Hippopotas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Hippowdon</text:p>
          </table:table-cell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Skorupi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Drapion</text:p>
          </table:table-cell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roagunk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Toxicroak</text:p>
          </table:table-cell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Carnivine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Finneon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Lumineon</text:p>
          </table:table-cell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Mantyke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Snover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Abomasnow</text:p>
          </table:table-cell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Weavile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innoh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Magnezone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Lickilicky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innoh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Rhyperior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innoh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Tangrowth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innoh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Electivire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innoh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Magmortar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innoh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Togekiss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innoh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Yanmega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innoh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Leafeon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Glaceon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Glisco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innoh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Mamoswine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innoh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Porygon-Z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innoh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Gallade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innoh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Probopass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Dusknoir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innoh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Froslass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innoh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Rotom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Uxie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Mesprit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Azelf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Dialga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Palkia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Heatran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Regigigas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Giratina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Cresselia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Phione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Mythical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Manaphy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Mythical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Darkrai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Mythical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haymin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Mythical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Arceus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Victini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Mythical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Snivy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Servine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Serperior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Tepig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Pignite</text:p>
          </table:table-cell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Emboar</text:p>
          </table:table-cell>
          <table:table-cell office:value-type="float" office:value="257" calcext:value-type="float">
            <text:p>257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Oshawott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Dewott</text:p>
          </table:table-cell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Samurott</text:p>
          </table:table-cell>
          <table:table-cell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Patrat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Watchog</text:p>
          </table:table-cell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Lillipup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Herdier</text:p>
          </table:table-cell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toutland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Purrloin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Liepard</text:p>
          </table:table-cell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Pansage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Simisage</text:p>
          </table:table-cell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Unova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Pansear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Simisear</text:p>
          </table:table-cell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Unova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Panpour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Simipour</text:p>
          </table:table-cell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Unova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Munna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Musharna</text:p>
          </table:table-cell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Unova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Pidove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2" calcext:value-type="float">
            <text:p>12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Tranquill</text:p>
          </table:table-cell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Unfezant</text:p>
          </table:table-cell>
          <table:table-cell office:value-type="float" office:value="266" calcext:value-type="float">
            <text:p>266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Blitzle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Zebstrika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Roggenrola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Boldore</text:p>
          </table:table-cell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Gigalith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Woobat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Swoobat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Drilbur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Excadrill</text:p>
          </table:table-cell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Audino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Timburr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Gurdurr</text:p>
          </table:table-cell>
          <table:table-cell office:value-type="float" office:value="272" calcext:value-type="float">
            <text:p>27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Conkeldurr</text:p>
          </table:table-cell>
          <table:table-cell office:value-type="float" office:value="272" calcext:value-type="float">
            <text:p>272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Tympole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Palpitoad</text:p>
          </table:table-cell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Seismitoad</text:p>
          </table:table-cell>
          <table:table-cell office:value-type="float" office:value="273" calcext:value-type="float">
            <text:p>273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Throh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Sawk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Sewaddle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Swadloon</text:p>
          </table:table-cell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Leavanny</text:p>
          </table:table-cell>
          <table:table-cell office:value-type="float" office:value="276" calcext:value-type="float">
            <text:p>276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Venipede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Whirlipede</text:p>
          </table:table-cell>
          <table:table-cell office:value-type="float" office:value="277" calcext:value-type="float">
            <text:p>27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Scolipede</text:p>
          </table:table-cell>
          <table:table-cell office:value-type="float" office:value="277" calcext:value-type="float">
            <text:p>277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Cottonee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Whimsicott</text:p>
          </table:table-cell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un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Petilil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Lilligant</text:p>
          </table:table-cell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un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Basculin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Sandile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Krokorok</text:p>
          </table:table-cell>
          <table:table-cell office:value-type="float" office:value="281" calcext:value-type="float">
            <text:p>28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Krookodile</text:p>
          </table:table-cell>
          <table:table-cell office:value-type="float" office:value="281" calcext:value-type="float">
            <text:p>281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Darumaka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Darmanitan</text:p>
          </table:table-cell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Maractus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Dwebble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Crustle</text:p>
          </table:table-cell>
          <table:table-cell office:value-type="float" office:value="284" calcext:value-type="float">
            <text:p>28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Scraggy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Scrafty</text:p>
          </table:table-cell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Sigilyph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Yamask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Cofagrigus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Tirtouga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Carracosta</text:p>
          </table:table-cell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Archen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Archeops</text:p>
          </table:table-cell>
          <table:table-cell office:value-type="float" office:value="289" calcext:value-type="float">
            <text:p>28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Trubbish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Garbodor</text:p>
          </table:table-cell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Zorua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Zoroark</text:p>
          </table:table-cell>
          <table:table-cell office:value-type="float" office:value="291" calcext:value-type="float">
            <text:p>29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Minccino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Cinccino</text:p>
          </table:table-cell>
          <table:table-cell office:value-type="float" office:value="292" calcext:value-type="float">
            <text:p>29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Unova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Gothita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Gothorita</text:p>
          </table:table-cell>
          <table:table-cell office:value-type="float" office:value="293" calcext:value-type="float">
            <text:p>29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Gothitelle</text:p>
          </table:table-cell>
          <table:table-cell office:value-type="float" office:value="293" calcext:value-type="float">
            <text:p>293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Solosis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Duosion</text:p>
          </table:table-cell>
          <table:table-cell office:value-type="float" office:value="294" calcext:value-type="float">
            <text:p>29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Reuniclus</text:p>
          </table:table-cell>
          <table:table-cell office:value-type="float" office:value="294" calcext:value-type="float">
            <text:p>294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Ducklett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Swanna</text:p>
          </table:table-cell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Vanillite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Vanillish</text:p>
          </table:table-cell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Vanilluxe</text:p>
          </table:table-cell>
          <table:table-cell office:value-type="float" office:value="296" calcext:value-type="float">
            <text:p>296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Deerling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Sawsbuck</text:p>
          </table:table-cell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Emolga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Karrablast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Escavalier</text:p>
          </table:table-cell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Foongus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Amoonguss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Frillish</text:p>
          </table:table-cell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Jellicent</text:p>
          </table:table-cell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Alomomola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Joltik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Galvantula</text:p>
          </table:table-cell>
          <table:table-cell office:value-type="float" office:value="303" calcext:value-type="float">
            <text:p>30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Ferroseed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Ferrothorn</text:p>
          </table:table-cell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Klink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Klang</text:p>
          </table:table-cell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Klinklang</text:p>
          </table:table-cell>
          <table:table-cell office:value-type="float" office:value="305" calcext:value-type="float">
            <text:p>305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Tynamo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Eelektrik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Eelektross</text:p>
          </table:table-cell>
          <table:table-cell office:value-type="float" office:value="306" calcext:value-type="float">
            <text:p>306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Unova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Elgyem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Beheeyem</text:p>
          </table:table-cell>
          <table:table-cell office:value-type="float" office:value="307" calcext:value-type="float">
            <text:p>30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Litwick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Lampent</text:p>
          </table:table-cell>
          <table:table-cell office:value-type="float" office:value="308" calcext:value-type="float">
            <text:p>30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Chandelure</text:p>
          </table:table-cell>
          <table:table-cell office:value-type="float" office:value="308" calcext:value-type="float">
            <text:p>308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Unova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Axew</text:p>
          </table:table-cell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Fraxure</text:p>
          </table:table-cell>
          <table:table-cell office:value-type="float" office:value="309" calcext:value-type="float">
            <text:p>30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Haxorus</text:p>
          </table:table-cell>
          <table:table-cell office:value-type="float" office:value="309" calcext:value-type="float">
            <text:p>309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Cubchoo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Beartic</text:p>
          </table:table-cell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Cryogonal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Shelmet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Accelgor</text:p>
          </table:table-cell>
          <table:table-cell office:value-type="float" office:value="312" calcext:value-type="float">
            <text:p>31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Stunfisk</text:p>
          </table:table-cell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Mienfoo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Mienshao</text:p>
          </table:table-cell>
          <table:table-cell office:value-type="float" office:value="314" calcext:value-type="float">
            <text:p>31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Druddigon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Golett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Golurk</text:p>
          </table:table-cell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Pawniard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Bisharp</text:p>
          </table:table-cell>
          <table:table-cell office:value-type="float" office:value="317" calcext:value-type="float">
            <text:p>31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Bouffalant</text:p>
          </table:table-cell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Rufflet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Braviary</text:p>
          </table:table-cell>
          <table:table-cell office:value-type="float" office:value="319" calcext:value-type="float">
            <text:p>31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Vullaby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Mandibuzz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Heatmor</text:p>
          </table:table-cell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Durant</text:p>
          </table:table-cell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Deino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Zweilous</text:p>
          </table:table-cell>
          <table:table-cell office:value-type="float" office:value="323" calcext:value-type="float">
            <text:p>32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Hydreigon</text:p>
          </table:table-cell>
          <table:table-cell office:value-type="float" office:value="323" calcext:value-type="float">
            <text:p>323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Larvesta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Volcarona</text:p>
          </table:table-cell>
          <table:table-cell office:value-type="float" office:value="324" calcext:value-type="float">
            <text:p>32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Cobalion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Terrakion</text:p>
          </table:table-cell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Virizion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Tornadus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Thundurus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Reshiram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Zekrom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Landorus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Kyurem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Keldeo</text:p>
          </table:table-cell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Mythical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Meloetta</text:p>
          </table:table-cell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Mythical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Genesect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Mythical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Chespin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Quilladin</text:p>
          </table:table-cell>
          <table:table-cell office:value-type="float" office:value="337" calcext:value-type="float">
            <text:p>33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Chesnaught</text:p>
          </table:table-cell>
          <table:table-cell office:value-type="float" office:value="337" calcext:value-type="float">
            <text:p>337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Fennekin</text:p>
          </table:table-cell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Braixen</text:p>
          </table:table-cell>
          <table:table-cell office:value-type="float" office:value="338" calcext:value-type="float">
            <text:p>33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Delphox</text:p>
          </table:table-cell>
          <table:table-cell office:value-type="float" office:value="338" calcext:value-type="float">
            <text:p>338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Froakie</text:p>
          </table:table-cell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Frogadier</text:p>
          </table:table-cell>
          <table:table-cell office:value-type="float" office:value="339" calcext:value-type="float">
            <text:p>33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Greninja</text:p>
          </table:table-cell>
          <table:table-cell office:value-type="float" office:value="339" calcext:value-type="float">
            <text:p>339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Bunnelby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Diggersby</text:p>
          </table:table-cell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Fletchling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Fletchinder</text:p>
          </table:table-cell>
          <table:table-cell office:value-type="float" office:value="341" calcext:value-type="float">
            <text:p>34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Talonflame</text:p>
          </table:table-cell>
          <table:table-cell office:value-type="float" office:value="341" calcext:value-type="float">
            <text:p>341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Scatterbug</text:p>
          </table:table-cell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Spewpa</text:p>
          </table:table-cell>
          <table:table-cell office:value-type="float" office:value="342" calcext:value-type="float">
            <text:p>34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Vivillon</text:p>
          </table:table-cell>
          <table:table-cell office:value-type="float" office:value="342" calcext:value-type="float">
            <text:p>342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Litleo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Pyroar</text:p>
          </table:table-cell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Flabebe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Floette</text:p>
          </table:table-cell>
          <table:table-cell office:value-type="float" office:value="344" calcext:value-type="float">
            <text:p>34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Florges</text:p>
          </table:table-cell>
          <table:table-cell office:value-type="float" office:value="344" calcext:value-type="float">
            <text:p>344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Skiddo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Gogoat</text:p>
          </table:table-cell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Pancham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Pangoro</text:p>
          </table:table-cell>
          <table:table-cell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Furfrou</text:p>
          </table:table-cell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Espurr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Meowstic</text:p>
          </table:table-cell>
          <table:table-cell office:value-type="float" office:value="348" calcext:value-type="float">
            <text:p>34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Honedge</text:p>
          </table:table-cell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Doublade</text:p>
          </table:table-cell>
          <table:table-cell office:value-type="float" office:value="349" calcext:value-type="float">
            <text:p>349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Aegislash</text:p>
          </table:table-cell>
          <table:table-cell office:value-type="float" office:value="349" calcext:value-type="float">
            <text:p>349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Spritzee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Aromatisse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Swirlix</text:p>
          </table:table-cell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Slurpuff</text:p>
          </table:table-cell>
          <table:table-cell office:value-type="float" office:value="351" calcext:value-type="float">
            <text:p>35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Inkay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Malamar</text:p>
          </table:table-cell>
          <table:table-cell office:value-type="float" office:value="352" calcext:value-type="float">
            <text:p>35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Binacle</text:p>
          </table:table-cell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Barbaracle</text:p>
          </table:table-cell>
          <table:table-cell office:value-type="float" office:value="353" calcext:value-type="float">
            <text:p>35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Skrelp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Dragalge</text:p>
          </table:table-cell>
          <table:table-cell office:value-type="float" office:value="354" calcext:value-type="float">
            <text:p>35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Clauncher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Clawitzer</text:p>
          </table:table-cell>
          <table:table-cell office:value-type="float" office:value="355" calcext:value-type="float">
            <text:p>35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Helioptile</text:p>
          </table:table-cell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Heliolisk</text:p>
          </table:table-cell>
          <table:table-cell office:value-type="float" office:value="356" calcext:value-type="float">
            <text:p>35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un Ston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Tyrunt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Tyrantrum</text:p>
          </table:table-cell>
          <table:table-cell office:value-type="float" office:value="357" calcext:value-type="float">
            <text:p>35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Amaura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Aurorus</text:p>
          </table:table-cell>
          <table:table-cell office:value-type="float" office:value="358" calcext:value-type="float">
            <text:p>35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Sylveon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Hawlucha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Dedenne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Carbink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Goomy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Sliggoo</text:p>
          </table:table-cell>
          <table:table-cell office:value-type="float" office:value="362" calcext:value-type="float">
            <text:p>36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Goodra</text:p>
          </table:table-cell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Klefki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Phantump</text:p>
          </table:table-cell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Trevenant</text:p>
          </table:table-cell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Pumpkaboo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Gourgeist</text:p>
          </table:table-cell>
          <table:table-cell office:value-type="float" office:value="365" calcext:value-type="float">
            <text:p>36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Bergmit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Avalugg</text:p>
          </table:table-cell>
          <table:table-cell office:value-type="float" office:value="366" calcext:value-type="float">
            <text:p>36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Noibat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Noivern</text:p>
          </table:table-cell>
          <table:table-cell office:value-type="float" office:value="367" calcext:value-type="float">
            <text:p>36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Xerneas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Yveltal</text:p>
          </table:table-cell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Zygarde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Diancie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Mythical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Hoopa</text:p>
          </table:table-cell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Mythical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Volcanion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Mythical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Rowlet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Dartrix</text:p>
          </table:table-cell>
          <table:table-cell office:value-type="float" office:value="374" calcext:value-type="float">
            <text:p>37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Decidueye</text:p>
          </table:table-cell>
          <table:table-cell office:value-type="float" office:value="374" calcext:value-type="float">
            <text:p>374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Litten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Torracat</text:p>
          </table:table-cell>
          <table:table-cell office:value-type="float" office:value="375" calcext:value-type="float">
            <text:p>37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Incineroar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Popplio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Brionne</text:p>
          </table:table-cell>
          <table:table-cell office:value-type="float" office:value="376" calcext:value-type="float">
            <text:p>37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Primarina</text:p>
          </table:table-cell>
          <table:table-cell office:value-type="float" office:value="376" calcext:value-type="float">
            <text:p>376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Pikipek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Trumbeak</text:p>
          </table:table-cell>
          <table:table-cell office:value-type="float" office:value="377" calcext:value-type="float">
            <text:p>37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Toucannon</text:p>
          </table:table-cell>
          <table:table-cell office:value-type="float" office:value="377" calcext:value-type="float">
            <text:p>377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Yungoos</text:p>
          </table:table-cell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Gumshoos</text:p>
          </table:table-cell>
          <table:table-cell office:value-type="float" office:value="378" calcext:value-type="float">
            <text:p>37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Grubbin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Charjabug</text:p>
          </table:table-cell>
          <table:table-cell office:value-type="float" office:value="379" calcext:value-type="float">
            <text:p>37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Vikavolt</text:p>
          </table:table-cell>
          <table:table-cell office:value-type="float" office:value="379" calcext:value-type="float">
            <text:p>379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Crabrawler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Crabominable</text:p>
          </table:table-cell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Oricorio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Cutiefly</text:p>
          </table:table-cell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Ribombee</text:p>
          </table:table-cell>
          <table:table-cell office:value-type="float" office:value="382" calcext:value-type="float">
            <text:p>38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Rockruff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Lycanroc</text:p>
          </table:table-cell>
          <table:table-cell office:value-type="float" office:value="383" calcext:value-type="float">
            <text:p>38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Wishiwashi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Mareanie</text:p>
          </table:table-cell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Toxapex</text:p>
          </table:table-cell>
          <table:table-cell office:value-type="float" office:value="385" calcext:value-type="float">
            <text:p>38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Mudbray</text:p>
          </table:table-cell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Mudsdale</text:p>
          </table:table-cell>
          <table:table-cell office:value-type="float" office:value="386" calcext:value-type="float">
            <text:p>38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Dewpider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Araquanid</text:p>
          </table:table-cell>
          <table:table-cell office:value-type="float" office:value="387" calcext:value-type="float">
            <text:p>38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Fomantis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Lurantis</text:p>
          </table:table-cell>
          <table:table-cell office:value-type="float" office:value="388" calcext:value-type="float">
            <text:p>38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Morelull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Shiinotic</text:p>
          </table:table-cell>
          <table:table-cell office:value-type="float" office:value="389" calcext:value-type="float">
            <text:p>38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Salandit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Salazzle</text:p>
          </table:table-cell>
          <table:table-cell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Stufful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Bewear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Bounsweet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Steenee</text:p>
          </table:table-cell>
          <table:table-cell office:value-type="float" office:value="392" calcext:value-type="float">
            <text:p>39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Tsareena</text:p>
          </table:table-cell>
          <table:table-cell office:value-type="float" office:value="392" calcext:value-type="float">
            <text:p>392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Comfey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Oranguru</text:p>
          </table:table-cell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Passimian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Wimpod</text:p>
          </table:table-cell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Golisopod</text:p>
          </table:table-cell>
          <table:table-cell office:value-type="float" office:value="396" calcext:value-type="float">
            <text:p>39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Sandygast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Palossand</text:p>
          </table:table-cell>
          <table:table-cell office:value-type="float" office:value="397" calcext:value-type="float">
            <text:p>39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Pyukumuku</text:p>
          </table:table-cell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Type: Null</text:p>
          </table:table-cell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Silvally</text:p>
          </table:table-cell>
          <table:table-cell office:value-type="float" office:value="399" calcext:value-type="float">
            <text:p>399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Minior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Komala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Turtonator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Togedemaru</text:p>
          </table:table-cell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Mimikyu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Bruxish</text:p>
          </table:table-cell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Drampa</text:p>
          </table:table-cell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Dhelmise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Jangmo-o</text:p>
          </table:table-cell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Hakamo-o</text:p>
          </table:table-cell>
          <table:table-cell office:value-type="float" office:value="408" calcext:value-type="float">
            <text:p>40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Kommo-o</text:p>
          </table:table-cell>
          <table:table-cell office:value-type="float" office:value="408" calcext:value-type="float">
            <text:p>408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Tapu Koko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Tapu Lele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Tapu Bulu</text:p>
          </table:table-cell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Tapu Fini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Cosmog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Cosmoem</text:p>
          </table:table-cell>
          <table:table-cell office:value-type="float" office:value="413" calcext:value-type="float">
            <text:p>41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Solgaleo</text:p>
          </table:table-cell>
          <table:table-cell office:value-type="float" office:value="413" calcext:value-type="float">
            <text:p>413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Lunala</text:p>
          </table:table-cell>
          <table:table-cell office:value-type="float" office:value="413" calcext:value-type="float">
            <text:p>413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Nihilego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Ultra Beast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Buzzwole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Ultra Beast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Pheromosa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Ultra Beast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Xurkitree</text:p>
          </table:table-cell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Ultra Beast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Celesteela</text:p>
          </table:table-cell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Ultra Beast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Kartana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Ultra Beast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Guzzlord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Ultra Beast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Necrozma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Magearna</text:p>
          </table:table-cell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Mythical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Marshadow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Mythical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Poipole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Ultra Beast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Naganadel</text:p>
          </table:table-cell>
          <table:table-cell office:value-type="float" office:value="424" calcext:value-type="float">
            <text:p>42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Ultra Beast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Stakataka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Ultra Beast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Blacephalon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Ultra Beast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Zeraora</text:p>
          </table:table-cell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Mythical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Meltan</text:p>
          </table:table-cell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Mythical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Melmetal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Mythical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Grookey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Thwackey</text:p>
          </table:table-cell>
          <table:table-cell office:value-type="float" office:value="429" calcext:value-type="float">
            <text:p>42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Rillaboom</text:p>
          </table:table-cell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Scorbunny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Raboot</text:p>
          </table:table-cell>
          <table:table-cell office:value-type="float" office:value="430" calcext:value-type="float">
            <text:p>43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Cinderace</text:p>
          </table:table-cell>
          <table:table-cell office:value-type="float" office:value="430" calcext:value-type="float">
            <text:p>430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Sobble</text:p>
          </table:table-cell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Drizzile</text:p>
          </table:table-cell>
          <table:table-cell office:value-type="float" office:value="431" calcext:value-type="float">
            <text:p>43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Inteleon</text:p>
          </table:table-cell>
          <table:table-cell office:value-type="float" office:value="431" calcext:value-type="float">
            <text:p>431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Skwovet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Greedent</text:p>
          </table:table-cell>
          <table:table-cell office:value-type="float" office:value="432" calcext:value-type="float">
            <text:p>43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Rookidee</text:p>
          </table:table-cell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Corvisquire</text:p>
          </table:table-cell>
          <table:table-cell office:value-type="float" office:value="433" calcext:value-type="float">
            <text:p>43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Corviknight</text:p>
          </table:table-cell>
          <table:table-cell office:value-type="float" office:value="433" calcext:value-type="float">
            <text:p>433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Blipbug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Dottler</text:p>
          </table:table-cell>
          <table:table-cell office:value-type="float" office:value="434" calcext:value-type="float">
            <text:p>434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Orbeetle</text:p>
          </table:table-cell>
          <table:table-cell office:value-type="float" office:value="434" calcext:value-type="float">
            <text:p>434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Nickit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Thievul</text:p>
          </table:table-cell>
          <table:table-cell office:value-type="float" office:value="435" calcext:value-type="float">
            <text:p>43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Gossifleur</text:p>
          </table:table-cell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Eldegoss</text:p>
          </table:table-cell>
          <table:table-cell office:value-type="float" office:value="436" calcext:value-type="float">
            <text:p>43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Wooloo</text:p>
          </table:table-cell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Dubwool</text:p>
          </table:table-cell>
          <table:table-cell office:value-type="float" office:value="437" calcext:value-type="float">
            <text:p>43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Chewtle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Drednaw</text:p>
          </table:table-cell>
          <table:table-cell office:value-type="float" office:value="438" calcext:value-type="float">
            <text:p>438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Yamper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Boltund</text:p>
          </table:table-cell>
          <table:table-cell office:value-type="float" office:value="439" calcext:value-type="float">
            <text:p>439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Rolycoly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Carkol</text:p>
          </table:table-cell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Coalossal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Applin</text:p>
          </table:table-cell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Flapple</text:p>
          </table:table-cell>
          <table:table-cell office:value-type="float" office:value="441" calcext:value-type="float">
            <text:p>44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Tart Appl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Appletun</text:p>
          </table:table-cell>
          <table:table-cell office:value-type="float" office:value="441" calcext:value-type="float">
            <text:p>44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weet Appl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Silicobra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Sandaconda</text:p>
          </table:table-cell>
          <table:table-cell office:value-type="float" office:value="442" calcext:value-type="float">
            <text:p>442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Cramorant</text:p>
          </table:table-cell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Arrokuda</text:p>
          </table:table-cell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Barraskewda</text:p>
          </table:table-cell>
          <table:table-cell office:value-type="float" office:value="444" calcext:value-type="float">
            <text:p>444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Toxel</text:p>
          </table:table-cell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Toxtricity</text:p>
          </table:table-cell>
          <table:table-cell office:value-type="float" office:value="445" calcext:value-type="float">
            <text:p>44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Sizzlipede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Centiskorch</text:p>
          </table:table-cell>
          <table:table-cell office:value-type="float" office:value="446" calcext:value-type="float">
            <text:p>44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Clobbopus</text:p>
          </table:table-cell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Grapploct</text:p>
          </table:table-cell>
          <table:table-cell office:value-type="float" office:value="447" calcext:value-type="float">
            <text:p>447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Sinistea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Polteageist</text:p>
          </table:table-cell>
          <table:table-cell office:value-type="float" office:value="448" calcext:value-type="float">
            <text:p>44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Hatenna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Hattrem</text:p>
          </table:table-cell>
          <table:table-cell office:value-type="float" office:value="449" calcext:value-type="float">
            <text:p>44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Hatterene</text:p>
          </table:table-cell>
          <table:table-cell office:value-type="float" office:value="449" calcext:value-type="float">
            <text:p>449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Impidimp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Morgrem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Grimmsnarl</text:p>
          </table:table-cell>
          <table:table-cell office:value-type="float" office:value="450" calcext:value-type="float">
            <text:p>45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Obstagoon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Perrserker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Cursola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Sirfetch'd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Mr. Rime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Runerigus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Milcery</text:p>
          </table:table-cell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Alcremie</text:p>
          </table:table-cell>
          <table:table-cell office:value-type="float" office:value="451" calcext:value-type="float">
            <text:p>451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Falinks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Pincurchin</text:p>
          </table:table-cell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Snom</text:p>
          </table:table-cell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Frosmoth</text:p>
          </table:table-cell>
          <table:table-cell office:value-type="float" office:value="454" calcext:value-type="float">
            <text:p>454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Stonjourner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Eiscue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Indeedee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Morpeko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Cufant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Copperajah</text:p>
          </table:table-cell>
          <table:table-cell office:value-type="float" office:value="459" calcext:value-type="float">
            <text:p>459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Dracozolt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Arctozolt</text:p>
          </table:table-cell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Dracovish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Arctovish</text:p>
          </table:table-cell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Duraludon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Dreepy</text:p>
          </table:table-cell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Drakloak</text:p>
          </table:table-cell>
          <table:table-cell office:value-type="float" office:value="465" calcext:value-type="float">
            <text:p>46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Dragapult</text:p>
          </table:table-cell>
          <table:table-cell office:value-type="float" office:value="465" calcext:value-type="float">
            <text:p>465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Zacian</text:p>
          </table:table-cell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Zamazenta</text:p>
          </table:table-cell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Eternatus</text:p>
          </table:table-cell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Kubfu</text:p>
          </table:table-cell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Urshifu</text:p>
          </table:table-cell>
          <table:table-cell office:value-type="float" office:value="469" calcext:value-type="float">
            <text:p>46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Zarude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Mythical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Regieleki</text:p>
          </table:table-cell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Regidrago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Glastrier</text:p>
          </table:table-cell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Spectrier</text:p>
          </table:table-cell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Calyrex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Wyrdeer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Kleavo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Ursaluna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Basculegion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Sneasl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Overqwil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Enamorus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Sprigatito</text:p>
          </table:table-cell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Floragato</text:p>
          </table:table-cell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Meowscarada</text:p>
          </table:table-cell>
          <table:table-cell office:value-type="float" office:value="477" calcext:value-type="float">
            <text:p>477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Fuecoco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Crocalor</text:p>
          </table:table-cell>
          <table:table-cell office:value-type="float" office:value="478" calcext:value-type="float">
            <text:p>47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Skeledirge</text:p>
          </table:table-cell>
          <table:table-cell office:value-type="float" office:value="478" calcext:value-type="float">
            <text:p>478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Quaxly</text:p>
          </table:table-cell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Quaxwell</text:p>
          </table:table-cell>
          <table:table-cell office:value-type="float" office:value="479" calcext:value-type="float">
            <text:p>47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Quaquaval</text:p>
          </table:table-cell>
          <table:table-cell office:value-type="float" office:value="479" calcext:value-type="float">
            <text:p>479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Lechonk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Oinkologne</text:p>
          </table:table-cell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Tarountula</text:p>
          </table:table-cell>
          <table:table-cell office:value-type="float" office:value="481" calcext:value-type="float">
            <text:p>481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Spidops</text:p>
          </table:table-cell>
          <table:table-cell office:value-type="float" office:value="481" calcext:value-type="float">
            <text:p>481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Nymble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Lokix</text:p>
          </table:table-cell>
          <table:table-cell office:value-type="float" office:value="482" calcext:value-type="float">
            <text:p>482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Pawmi</text:p>
          </table:table-cell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Pawmo</text:p>
          </table:table-cell>
          <table:table-cell office:value-type="float" office:value="483" calcext:value-type="float">
            <text:p>48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Pawmot</text:p>
          </table:table-cell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Tandemaus</text:p>
          </table:table-cell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Maushold</text:p>
          </table:table-cell>
          <table:table-cell office:value-type="float" office:value="484" calcext:value-type="float">
            <text:p>48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Fidough</text:p>
          </table:table-cell>
          <table:table-cell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Dachsbun</text:p>
          </table:table-cell>
          <table:table-cell office:value-type="float" office:value="485" calcext:value-type="float">
            <text:p>485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Smoliv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Dolliv</text:p>
          </table:table-cell>
          <table:table-cell office:value-type="float" office:value="486" calcext:value-type="float">
            <text:p>48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Arboliva</text:p>
          </table:table-cell>
          <table:table-cell office:value-type="float" office:value="486" calcext:value-type="float">
            <text:p>486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Squawkabilly</text:p>
          </table:table-cell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Nacli</text:p>
          </table:table-cell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Naclstack</text:p>
          </table:table-cell>
          <table:table-cell office:value-type="float" office:value="488" calcext:value-type="float">
            <text:p>488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Garganacl</text:p>
          </table:table-cell>
          <table:table-cell office:value-type="float" office:value="488" calcext:value-type="float">
            <text:p>488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Charcadet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Armarouge</text:p>
          </table:table-cell>
          <table:table-cell office:value-type="float" office:value="489" calcext:value-type="float">
            <text:p>48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Ceruledge</text:p>
          </table:table-cell>
          <table:table-cell office:value-type="float" office:value="489" calcext:value-type="float">
            <text:p>489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Tadbulb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Bellibolt</text:p>
          </table:table-cell>
          <table:table-cell office:value-type="float" office:value="490" calcext:value-type="float">
            <text:p>49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Wattrel</text:p>
          </table:table-cell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Kilowattrel</text:p>
          </table:table-cell>
          <table:table-cell office:value-type="float" office:value="491" calcext:value-type="float">
            <text:p>491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Maschiff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Mabosstiff</text:p>
          </table:table-cell>
          <table:table-cell office:value-type="float" office:value="492" calcext:value-type="float">
            <text:p>492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Shroodle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Grafaiai</text:p>
          </table:table-cell>
          <table:table-cell office:value-type="float" office:value="493" calcext:value-type="float">
            <text:p>49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Bramblin</text:p>
          </table:table-cell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Brambleghast</text:p>
          </table:table-cell>
          <table:table-cell office:value-type="float" office:value="494" calcext:value-type="float">
            <text:p>494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Toedscool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Toedscruel</text:p>
          </table:table-cell>
          <table:table-cell office:value-type="float" office:value="495" calcext:value-type="float">
            <text:p>495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Klawf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Capsakid</text:p>
          </table:table-cell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Scovillain</text:p>
          </table:table-cell>
          <table:table-cell office:value-type="float" office:value="497" calcext:value-type="float">
            <text:p>497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Rellor</text:p>
          </table:table-cell>
          <table:table-cell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Rabsca</text:p>
          </table:table-cell>
          <table:table-cell office:value-type="float" office:value="498" calcext:value-type="float">
            <text:p>498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Flittle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Espathra</text:p>
          </table:table-cell>
          <table:table-cell office:value-type="float" office:value="499" calcext:value-type="float">
            <text:p>499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Tinkatink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Tinkatuff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Tinkaton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Wiglett</text:p>
          </table:table-cell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Wugtrio</text:p>
          </table:table-cell>
          <table:table-cell office:value-type="float" office:value="501" calcext:value-type="float">
            <text:p>50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Bombirdier</text:p>
          </table:table-cell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Finizen</text:p>
          </table:table-cell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Palafin</text:p>
          </table:table-cell>
          <table:table-cell office:value-type="float" office:value="503" calcext:value-type="float">
            <text:p>503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Varoom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Revavroom</text:p>
          </table:table-cell>
          <table:table-cell office:value-type="float" office:value="504" calcext:value-type="float">
            <text:p>504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Cyclizar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Orthworm</text:p>
          </table:table-cell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Glimmet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Glimmora</text:p>
          </table:table-cell>
          <table:table-cell office:value-type="float" office:value="507" calcext:value-type="float">
            <text:p>507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Greavard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Houndstone</text:p>
          </table:table-cell>
          <table:table-cell office:value-type="float" office:value="508" calcext:value-type="float">
            <text:p>508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Flamigo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Cetoddle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Cetitan</text:p>
          </table:table-cell>
          <table:table-cell office:value-type="float" office:value="510" calcext:value-type="float">
            <text:p>5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Veluza</text:p>
          </table:table-cell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Dondozo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Tatsugiri</text:p>
          </table:table-cell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Annihilap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Clodsire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Farigiraf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Dudunsparce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Kingambit</text:p>
          </table:table-cell>
          <table:table-cell office:value-type="float" office:value="317" calcext:value-type="float">
            <text:p>317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Great Tusk</text:p>
          </table:table-cell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Scream Tail</text:p>
          </table:table-cell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Brute Bonnet</text:p>
          </table:table-cell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Flutter Mane</text:p>
          </table:table-cell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Slither Wing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Sandy Shocks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Iron Treads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Iron Bundle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Iron Hands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Iron Jugulis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Iron Moth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Iron Thorns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Frigibax</text:p>
          </table:table-cell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Arctibax</text:p>
          </table:table-cell>
          <table:table-cell office:value-type="float" office:value="526" calcext:value-type="float">
            <text:p>526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Baxcalibur</text:p>
          </table:table-cell>
          <table:table-cell office:value-type="float" office:value="526" calcext:value-type="float">
            <text:p>526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table:number-columns-repeated="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Gimmighoul</text:p>
          </table:table-cell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style-name="ce6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Gholdengo</text:p>
          </table:table-cell>
          <table:table-cell office:value-type="float" office:value="527" calcext:value-type="float">
            <text:p>527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Gimmighoul Coin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Wo-Chien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Chien-Pao</text:p>
          </table:table-cell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Ting-Lu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Chi-Yu</text:p>
          </table:table-cell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Roaring Moon</text:p>
          </table:table-cell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Iron Valiant</text:p>
          </table:table-cell>
          <table:table-cell office:value-type="float" office:value="533" calcext:value-type="float">
            <text:p>533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Koraidon</text:p>
          </table:table-cell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Miraidon</text:p>
          </table:table-cell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Walking Wake</text:p>
          </table:table-cell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Iron Leaves</text:p>
          </table:table-cell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Dipplin</text:p>
          </table:table-cell>
          <table:table-cell office:value-type="float" office:value="441" calcext:value-type="float">
            <text:p>441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Poltchageist</text:p>
          </table:table-cell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Sinistcha</text:p>
          </table:table-cell>
          <table:table-cell office:value-type="float" office:value="538" calcext:value-type="float">
            <text:p>538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Okidogi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Munkidori</text:p>
          </table:table-cell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Fezandipiti</text:p>
          </table:table-cell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Ogerpon</text:p>
          </table:table-cell>
          <table:table-cell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Archaludon</text:p>
          </table:table-cell>
          <table:table-cell office:value-type="float" office:value="464" calcext:value-type="float">
            <text:p>464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Hydrapple</text:p>
          </table:table-cell>
          <table:table-cell office:value-type="float" office:value="441" calcext:value-type="float">
            <text:p>441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Gouging Fire</text:p>
          </table:table-cell>
          <table:table-cell office:value-type="float" office:value="543" calcext:value-type="float">
            <text:p>543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Raging Bolt</text:p>
          </table:table-cell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Iron Boulder</text:p>
          </table:table-cell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Iron Crown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Terapagos</text:p>
          </table:table-cell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Legendary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Pecharunt</text:p>
          </table:table-cell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Mythical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Data.A1:Data.N102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6T01:24:21.260663800</meta:creation-date>
    <dc:date>2025-06-16T01:25:55.481454100</dc:date>
    <meta:editing-duration>PT1M34S</meta:editing-duration>
    <meta:editing-cycles>1</meta:editing-cycles>
    <meta:document-statistic meta:table-count="1" meta:cell-count="10276" meta:object-count="0"/>
    <meta:generator>LibreOffice/25.2.4.3$Windows_X86_64 LibreOffice_project/33e196637044ead23f5c3226cde09b47731f7e27</meta:generator>
  </office:meta>
</office:document-meta>
</file>